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P4"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陳真 | 2008.08.28 00:23 | </text:span><text:span text:style-name="T2">#</text:span></text:p>
      <text:p text:style-name="P2"><text:span text:style-name="T1">阿忠,這回的聊天內容應該是那部份沒錯.</text:span><text:span text:style-name="T3"><text:line-break/></text:span></text:p>
      <text:p text:style-name="P1"><text:span text:style-name="T1">李秉叡 | 2008.08.27 00:05 | </text:span><text:span text:style-name="T2">#</text:span></text:p>
      <text:p text:style-name="P3"><text:span text:style-name="T1">《林博文專欄》別想依賴布希政府</text:span><text:span text:style-name="T3"><text:line-break/></text:span><text:span text:style-name="T1">中國時報 A13/時論廣場</text:span><text:span text:style-name="T3"><text:line-break/></text:span><text:span text:style-name="T1">2008/08/20</text:span><text:span text:style-name="T3"><text:line-break/></text:span></text:p>
      <text:p text:style-name="P3"><text:span text:style-name="T1">【林博文】</text:span></text:p>
      <text:p text:style-name="P3"><text:span text:style-name="T3"><text:line-break/></text:span><text:span text:style-name="T1">　　在北京奧運會場流連忘返之後又匆匆趕回德州農莊度長假的布希，日前以嚴竣的口氣譴責俄羅斯入侵喬治亞。他說：「使用霸道行徑和恐嚇方式來執行外交政策，在廿一世紀是不能被接受的。」這句話也可用來譴責美國侵略伊拉克和恐嚇伊朗。</text:span></text:p>
      <text:p text:style-name="P3"><text:span text:style-name="T3"><text:line-break/></text:span><text:span text:style-name="T1">　　布希政府不僅沒有資格站在道德制高點上來批判俄羅斯，甚至也欠缺足夠的外交與軍事力量來勸退克里姆林宮。俄軍遵照法國總統薩科奇斡旋的停火協議撤退了，撤軍前卻把地對空短程飛彈部隊緊急調來留在喬治亞，這不是把停火協議當作半張廢紙嗎？</text:span></text:p>
      <text:p text:style-name="P3"><text:span text:style-name="T3"><text:line-break/></text:span><text:span text:style-name="T1">　　著有《伯羅奔尼撒戰爭》的古希臘史家修昔底的斯曾說，人類發動戰爭皆基於三種動機：榮耀、恐懼和利益。俄羅斯派遣坦克、大砲和飛機攻擊喬治亞，則是通過報復來尋求榮耀，並去除蘇聯共黨帝國在九十年代初被迫解體的恥辱。俄羅斯強人普丁雖已從總統變成總理，但這位格別烏（ＫＧＢ）出身的大特務，仍然掌大權，發號施令，他始終不能忘懷蘇聯瓦解的羞辱與恨懣。儘管布希把他當朋友──不是普通朋友，而是好朋友，不但帶他到德州農莊去玩，更讓他到緬因州布希家族的夏季度假屋出海釣魚。幼稚不堪的布希說他從普丁的眼睛可以看到他的靈魂，意思是說他知道普丁是正直的人，是個童叟無欺的老實人。</text:span></text:p>
      <text:p text:style-name="P3"><text:span text:style-name="T3"><text:line-break/></text:span><text:span text:style-name="T1">　　然而，普丁把俄國國家利益與民族榮耀置於布希的友誼之上，友誼是短暫的，唯有利益和榮耀才是永遠的。布希身邊有兩個所謂俄國問題專家，一個是國務卿萊斯，另一個是國防部長蓋茨，但這兩個「專家」都看錯了普丁，亦誤解了俄國與喬治亞的火山邊緣關係。蘇聯垮台，已使自尊心極強的俄國民族主義感到屈辱和心酸，柯林頓時代開始推動擴大北大西洋公約組織以收納前華沙公約會員國的計畫，更使好面子的俄國人相當生氣。當時的葉爾欽總統雖覺不悅，但他泰半時間皆沉醉於伏特加中，沒有足夠的清醒時間去思考這些問題，更遑論報復。</text:span></text:p>
      <text:p text:style-name="P3"><text:span text:style-name="T3"><text:line-break/></text:span><text:span text:style-name="T1">　　普丁就完全不一樣了。他堅決反對喬治亞和烏克蘭加入北約，且不只一次地向華府和英法德等國表達他的立場；但只有歐洲幾個國家了解普丁的態度，布希則完全不當一回事，繼續賣力推動喬治亞和烏克蘭加入北約。普丁當面警告布希說這件事已「越過俄國的警戒線」（意即超出俄國所能忍受的範圍）；冥頑不靈的布希還是把普丁的警告當耳邊風，甚至向最愛做秀而又盲動的喬治亞總統薩卡希維利保證，他會盡全力幫喬治亞和烏克蘭向北約叩關。</text:span></text:p>
      <text:p text:style-name="P3"><text:span text:style-name="T3"><text:line-break/></text:span><text:span text:style-name="T1">　　在哥倫比亞大學法學院讀過一年書的薩卡希維利，是個百分之百的親美派，自以為有二千名喬治亞軍人在伊拉克協助美軍鎮壓叛軍，而美喬關係又那麼好，竟魯莽又愚蠢地派兵進入與俄國關係密切而又自稱獨立的南奧塞梯亞。儘管喬治亞認為充斥走私犯與仿冒犯的南奧賽提亞是喬國的一部分，但挑釁行動卻為普丁製造了出兵的藉口。由於薩卡希維利和布希關係極佳，而喬治亞又一直把美國當靠山，當俄國大炮、坦克和戰機打來之後，落荒而逃的喬治亞老百姓看到美國記者不禁憤怒質問：「你們的總統呢？」無辜的喬治亞人以為布希會拔刀相助，會立刻調派援軍來保護他們，結果他們等到的是美國軍機把二千名喬治亞軍人從伊拉克空運回國，但都沒有帶武器；以及兩架美國運輸機送來一批人道救濟品。</text:span></text:p>
      <text:p text:style-name="P3"><text:span text:style-name="T3"><text:line-break/></text:span><text:span text:style-name="T1">　　喬治亞人民別傻了，和遙遠的美國做朋友倒不如和北極熊鄰居和睦相處吧！美國是依賴不得的，尤其是布希政府！</text:span></text:p>
      <text:p text:style-name="P3"><text:span text:style-name="T1">------------------------------------------------</text:span><text:span text:style-name="T3"><text:line-break/></text:span><text:span text:style-name="T1">那些認為當中共攻打台灣時，美國會出兵幫助台灣的人，在看到喬治亞的例子後，應該要死心了。</text:span></text:p>
      <text:p text:style-name="P4"/>
      <text:p text:style-name="P1"><text:a xlink:type="simple" xlink:href="http://palinfo.habago.org/mt-comments.cgi?__mode=red&amp;id=14708"><text:span text:style-name="T2">柳春春阿忠</text:span></text:a><text:span text:style-name="T1"> | 2008.08.26 13:02 | </text:span><text:span text:style-name="T2">#</text:span></text:p>
      <text:p text:style-name="P2"><text:span text:style-name="T1">陳真，80830上課地點一樣是在鼠地，本次導讀為雅荃(下午有打工須在1130提早離開)。本次上課是從P.355(IV出自里斯的筆記)至P.368(關於佛洛伊德的談話-之前)對乎？</text:span></text:p>
      <text:p text:style-name="P1"><text:span text:style-name="T1">李秉叡 | 2008.08.22 21:53 | </text:span><text:span text:style-name="T2">#</text:span></text:p>
      <text:p text:style-name="P3"><text:span text:style-name="T1">從華府看天下─扁罪當誅</text:span><text:span text:style-name="T3"><text:line-break/></text:span><text:span text:style-name="T1">2008-08-22 中國時報 【傅建中】</text:span></text:p>
      <text:p text:style-name="P3"><text:span text:style-name="T1">　陳水扁家族盜取台灣人民的財富，並存在國外的銀行，瑞士司法當局查到的已有二千一百多萬美金，沒有查到的還不計其數，陳水扁以一國元首如此貪瀆，在中國大陸，其罪當誅，即使在美國，也至少要判個終身監禁。</text:span></text:p>
      <text:p text:style-name="P3"><text:span text:style-name="T3"><text:line-break/></text:span><text:span text:style-name="T1">　事實上，美國法律對公職人員貪贓枉法，絕不寬貸。拿尼克森總統當年的水門案說吧，不過是派人潛入民主黨總部裝置竊聽器，在中國人看來，根本算不了什麼，毛澤東不是說過那是「屁事」一樁嗎？</text:span></text:p>
      <text:p text:style-name="P3"><text:span text:style-name="T3"><text:line-break/></text:span><text:span text:style-name="T1">　可是尼克森卻因此喪失了總統寶座，若非福特總統特赦他，還不免坐牢呢。以陳水扁八年任內的種種不法和聚斂行為，按照美國的法律，他早就該下台了。尼克森垮台後，本該是安格紐副總統接掌大位的，豈知這位副元首在馬里蘭州長任內就有受賄的前科，入主白宮後，繼續接受商人的賄賂，說穿了不過是商人長年供應其官邸的食用而已，和陳水扁的貪婪成性相比，實在不成比例，只是東窗事發後，安格紐不得不辭職，否則，白宮的歷史就改寫了。</text:span></text:p>
      <text:p text:style-name="P3"><text:span text:style-name="T3"><text:line-break/></text:span><text:span text:style-name="T1">　曾任參院臨時議長的聯邦參議員史蒂文斯 （Sen. Ted Stevens，共和黨籍），現正因接受阿拉斯加油商的餽贈和免費為其改建房屋，沒有如實向參院申報，而被聯邦調查局 （FBI） 及國稅局 （IRS） 逮到，遭控七項罪名，一旦坐實，這位已八四高齡的二戰英雄將不免牢獄之災。</text:span></text:p>
      <text:p text:style-name="P3"><text:span text:style-name="T3"><text:line-break/></text:span><text:span text:style-name="T1">　實際史蒂文斯所收受的禮物總值不過二十五萬美元而已。至於房屋擴建，也不過是把原先一千二平方呎的房子加了一倍，現值四十四萬美元，和扁侵吞數千萬美元鉅金、住上億台幣豪宅的情形，真有天壤之別。何況史蒂文斯為其本州阿拉斯加謀福利不遺餘力，爭取聯邦補助動輒數百萬，甚至上千萬，故史氏深受阿州人民愛戴，安克拉治國際機場以史蒂文斯命名，阿州人暱稱他「泰德伯」（Uncle Ted） 而不名。</text:span></text:p>
      <text:p text:style-name="P3"><text:span text:style-name="T3"><text:line-break/></text:span><text:span text:style-name="T1">　史蒂文斯於二戰時在中國戰區服役，隸屬飛虎運輸大隊，為陳納德將軍麾下的一員，與我國關係深厚，他是參院最資深的議員（任期長達四十年），聯邦法院已同意加速於下月審理史案，以便早日結案，好讓史蒂文斯在十一月再度競選，尋求連任。</text:span></text:p>
      <text:p text:style-name="P3"><text:span text:style-name="T3"><text:line-break/></text:span><text:span text:style-name="T1">　九十年代時眾院極有權勢的歲計委員會 （Committee on Ways and Means，專管稅務及全國社會安全福利） 主席羅斯頓考斯基 （Rep. Dan Rostenkowski，民主黨籍），因濫用公帑罪名被判刑而身敗名裂。他的罪行是慷公家之慨送禮給好友們，用公款雇用人員替他私人服務 （如為他的住宅剪草），這類犯罪在台灣官場比比皆是。</text:span></text:p>
      <text:p text:style-name="P3"><text:span text:style-name="T3"><text:line-break/></text:span><text:span text:style-name="T1">　最著名的例子是前教育部長杜正勝捏造送禮對象，行報銷公帑之實。迄今杜某仍逍遙法外，而羅斯頓考斯基則為他的罪坐了四百五十一天的牢。</text:span></text:p>
      <text:p text:style-name="P3"><text:span text:style-name="T3"><text:line-break/></text:span><text:span text:style-name="T1">　我舉以上兩個例子在說明美國司法對據高位者的操守，要求極嚴，一旦有不法情事，絕對追查到底，處以應得之罪。講民主法治，我們唯美國馬首是瞻，懲治貪腐，我們豈能不見賢思齊？</text:span></text:p>
      <text:p text:style-name="P3"><text:span text:style-name="T3"><text:line-break/></text:span><text:span text:style-name="T1">　陳水扁家族吮吸台灣人民血汗錢一案，恐現行司法體系不足以勝任偵辦本案，司法部長王清峰宜倣效美國任命特別檢察官 （Special Prosecutor，最好是司檢調體制外、但有豐富辦案經驗的超然法界人士） ，賦予全權，非把扁這個國人皆曰可殺的偽君子繩之以法不止。</text:span></text:p>
      <text:p text:style-name="P3"><text:span text:style-name="T3"><text:line-break/></text:span><text:span text:style-name="T1">　有朝一日陳水扁夫婦定罪後，台灣人民應把他們鑄成跪姿的銅像（類似南宋奸臣秦檜夫婦一樣），置於台北中正紀念堂廣場上，供人唾罵，並警後世。</text:span></text:p>
      <text:p text:style-name="P3"><text:span text:style-name="T1">-------------------------------------------------</text:span><text:span text:style-name="T3"><text:line-break/></text:span><text:span text:style-name="T1">假如台灣對於處理貪污的法律制度和美國一樣的話，不知該有多好。</text:span></text:p>
      <text:p text:style-name="P1"><text:span text:style-name="T1">陳真 | 2008.08.17 15:19 | </text:span><text:span text:style-name="T2">#</text:span></text:p>
      <text:p text:style-name="P2"><text:span text:style-name="T1">扁東窗事發,那些靠他吃香喝辣或比他更貪婪無度一萬倍的人卻一個個變成了白雪公主或白馬王子,實在荒唐.</text:span></text:p>
      <text:p text:style-name="P2"><text:span text:style-name="T1">底下這位姚先生,過去跟我還挺熟的,他剛出獄時,請我去他家作客,弄了一堆雞鴨上桌之後,才知道我不吃這些東西,於是自己跑到樓下seven-11買了一盒雞蛋,煎了幾個荷包蛋給我.</text:span></text:p>
      <text:p text:style-name="P2"><text:span text:style-name="T1">他當時還挺正直的,但恐怕不到一兩年就爛透了,記得他當上黨主席後,我幾次跟他說民進黨選舉買票包娼包賭包工程樣樣來,絲毫不輸給國民黨,他都說這些是小事,細節.</text:span></text:p>
      <text:p text:style-name="P2"><text:span text:style-name="T1">後來當他和他太太周清玉當上彰化縣長之後,我才知道為什麼他說這些是細節小事;我才知道原來大小官位基本上就是一種待價而沽的商品,一種權力佈局的手段,一種招降納叛的誘餌,至於什麼專業什麼廉能根本不在考量之中.</text:span></text:p>
      <text:p text:style-name="P2"><text:span text:style-name="T1">媽的這個黨既貪又壞,整天以什麼獨立建國愛台灣騙吃騙喝. 這不是今天才這樣,而是有二十二年的歷史了. 但是現在這些 "阿扁們" 卻一個個義正詞嚴,甚至做驚訝狀,實在很不可思議. 台灣人別再那麼輕易讓政客給騙了.</text:span></text:p>
      <text:p text:style-name="P2"><text:span text:style-name="T1">不管藍綠,乾淨者恐怕用十根手指頭就能數完,差別只是在於大貪或小貪,大壞蛋或小壞蛋. 有些人既貪又壞(如大多數民進黨政客),有些人很壞但稱不上貪(比如阿扁).</text:span></text:p>
      <text:p text:style-name="P2"><text:span text:style-name="T1">扁污幾十億還不夠貪嗎? 當然不夠, 因為貪不貪不是看金額,而是看心態以及看你能夠貪多少的可能性,比方說許多醫生很貪,肯定遠遠勝過阿扁,但醫生從藥商或病患那邊能貪的能耐一般只不過是數十萬或頂多頂多數百萬,一般日常生活大概就是貪個數千塊的小開支. 金額相對來講雖小,但其貪婪心態卻遠勝阿扁的數十億.</text:span></text:p>
      <text:p text:style-name="P2"><text:span text:style-name="T1">阿扁若貪,絕對有上千億的貪污機會,換句話說,他只是弱水三千只取一瓢飲. 若是換成其他人當總統,我看整個台灣會論斤稱兩都給賣了!</text:span></text:p>
      <text:p text:style-name="P2"><text:span text:style-name="T1">馬英九再無能,郝龍斌再霸道,林義雄再怎麼自以為是,都是乾乾淨淨的人. 至於王建(火宣),更是絕對是個善良正直的大大大好人.</text:span></text:p>
      <text:p text:style-name="P2"><text:span text:style-name="T1">張藝謀說得對,兩軍交戰,雙方都有英雄,以為某一方個個都是善人另一方則個個都是混蛋,那是完全錯誤的想法.</text:span></text:p>
      <text:p text:style-name="P2"><text:span text:style-name="T1">民進黨很可悲,有阿扁在,很壞很爛,沒有阿扁在,剩下那些徒子徒孫或所謂開明清流但在我看來卻濁如濁水溪如羅文嘉蔡英文等人,我想這個黨或許會更加不堪聞問. 除非..除非人們改變對是非善惡的評價方式,重新估量善惡美醜的標準.</text:span></text:p>
      <text:p text:style-name="P2"><text:span text:style-name="T1">國民黨吃台灣五十年,絕對比不上民進黨吃八年,那種把整個國家掏空把幾萬筆土地賤售給財團以及整個政府大大小小的人事職位之安插吸血,真的可怕到難以想像的地步,偏偏一些根本對政治人事一無所知的阿西,卻會相信那些什麼清廉勤政獨立建國愛台灣的鬼話.</text:span></text:p>
      <text:p text:style-name="P2"><text:span text:style-name="T1">有人說國民黨的吃法是拿大湯匙舀喝大碗公的湯,但民進黨的吃法卻是用怪手整個挖來吃,胃口超大,而且儼然如黑幫,需索無度,全然不顧吃相.誠哉斯言!</text:span></text:p>
      <text:p text:style-name="P2"><text:span text:style-name="T1">台灣人若還不問是非不以普世價值為重,若還是整天以顏色及低能且有巨害的族群仇恨意識為最高標準,進而以此敵我二分,台灣會死得很慘.</text:span></text:p>
      <text:p text:style-name="P2"><text:span text:style-name="T1">八年的實驗,難道這些道理還不夠讓人信服?</text:span></text:p>
      <text:p text:style-name="P2"><text:span text:style-name="T1">陳真 2008. 8. 17</text:span></text:p>
      <text:p text:style-name="P2"><text:span text:style-name="T1">=====================</text:span><text:span text:style-name="T3"><text:line-break/></text:span><text:span text:style-name="T1">自由時報</text:span><text:span text:style-name="T3"><text:line-break/><text:line-break/></text:span><text:span text:style-name="T1">姚嘉文：司法處理 黨無須陪葬</text:span></text:p>
      <text:p text:style-name="P2"><text:span text:style-name="T1">更新日期:2008/08/17 04:09</text:span><text:span text:style-name="T3"><text:line-break/></text:span><text:span text:style-name="T1">〔記者蘇永耀／台北報導〕面對扁案重創，本土力量應如何再站起來？曾任民進黨主席的考試院長姚嘉文昨日說，黨無須為一介黨員而陪葬，應好好改革，加重黨紀，盡快做出成績來，並持續民主運動的方向。</text:span></text:p>
      <text:p text:style-name="P2"><text:span text:style-name="T1">姚嘉文認為，黨其實不需要為一介黨員的問題來集體道歉。因為這並不是黨的決策，也不是在民主改革運動方向上，發生任何錯誤。對於黨中央，阿扁的問題自有黨紀處理，黨中央不該隨外在氣氛而跟著起舞。</text:span><text:span text:style-name="T3"><text:line-break/></text:span></text:p>
      <text:p text:style-name="P1"><text:span text:style-name="T1">李秉叡 | 2008.08.16 11:19 | </text:span><text:span text:style-name="T2">#</text:span></text:p>
      <text:p text:style-name="P3"><text:span text:style-name="T1">住在以色列境內的阿拉伯裔巴勒斯坦人，處境也沒有更好，亦是備受體制性歧視。</text:span><text:span text:style-name="T3"><text:line-break/></text:span><text:span text:style-name="T1">先不論被承認的人口，在以色列境內，有約一百個阿拉伯村落根本不被以色列官方承認。這表示這七萬人口有如化外之民，儘管仍得繳稅給以色列政府，卻完全享受不到任何市政服務。</text:span><text:span text:style-name="T3"><text:line-break/></text:span><text:span text:style-name="T1">------------------------------------------------</text:span><text:span text:style-name="T3"><text:line-break/></text:span><text:span text:style-name="T1">我查了一下資料，好像只有45個未被承認的村落。</text:span></text:p>
      <text:p text:style-name="P3"><text:span text:style-name="T1">想要了解更多資訊的人，可以瀏覽下列網站：</text:span></text:p>
      <text:p text:style-name="P3"><text:span text:style-name="T1">Wikipedia：Unrecognized villages：http://en.wikipedia.org/wiki/Unrecognized_villages</text:span></text:p>
      <text:p text:style-name="P3"><text:span text:style-name="T1">地圖：http://en.wikipedia.org/wiki/Image:Unrecognized_villages_map_english.JPG</text:span></text:p>
      <text:p text:style-name="P3"><text:span text:style-name="T1">Save the negev：http://neohasid.org/negev/save_the_negev/</text:span><text:span text:style-name="T3"><text:line-break/></text:span></text:p>
      <text:p text:style-name="P1"><text:span text:style-name="T1">陳真 | 2008.08.14 17:03 | </text:span><text:span text:style-name="T2">#</text:span></text:p>
      <text:p text:style-name="P2"><text:span text:style-name="T1">對於亂七八糟亂貼或盜用剽竊等等這些事,我真是有一種忍無可忍的感覺,特別是我的文章,往往以第一人稱出現,而且經常以個人經歷為敘述依據,比方說 "梅豔芳與維根斯坦",被大陸人士盜用拿去投稿文學雜誌,而我的文章開頭就寫著: "我是個醫生,在英國卻是唸西方哲學",文中還提到學姐,連這麼私人的文章竟然也能幾乎一字不改地直接盜用,變成是盜用者自己創作的文章,我跟雜誌社抗議也無效,不理不睬,真是太卑鄙下流.</text:span></text:p>
      <text:p text:style-name="P2"><text:span text:style-name="T1">二十幾年前的黨外時代,龍應台的一本書也是毫無告知之下便直接 "收錄" 我的一篇題為 "野火不大,火氣很大" 的文章在她的書裏,當時我馬上提出抗議,出版社竟然還說 "收錄" 你的文章是看得起你,你還抗議什麼!我當時是個窮學生,根本拿這些混蛋沒轍.</text:span></text:p>
      <text:p text:style-name="P2"><text:span text:style-name="T1">幾年前我重提此事,那位滿口仁義道德的龍應台,對我之抗議絲毫不當一回事,彷彿這本以她為封面的書跟她一點關係都沒有似的,回信時還它媽的耍大牌,叫助理回信;之後便杳無音訊. 真是有夠它媽的. 每次看到書局在明顯位置擺著以她為封面的書, 就覺得很想吐. 非關私怨,而是公評,十足中產調調,什麼星巴克的家鄉味的,說大腦沒大腦,說心靈沒心靈,真不知道怎麼會有人欣賞這樣一種文字和思維.</text:span></text:p>
      <text:p text:style-name="P1"><text:span text:style-name="T1">怡靜 | 2008.08.14 11:35 | </text:span><text:span text:style-name="T2">#</text:span></text:p>
      <text:p text:style-name="P3"><text:span text:style-name="T1">看陳真留言，我附帶一提，我偶爾也在一些中文網站上看到有人轉貼本站翻譯的文章，基本上都有載明作者/翻譯者，但希望轉貼的人還是要一併註明文章原始出處（不管是出自本網或文章原譯文連結），如果連這種基本的尊重都做不到，我不知道轉貼那些文章有何意義。再者，我若是讀者，我也會希望知道該文出自何處。</text:span></text:p>
      <text:p text:style-name="P1"><text:span text:style-name="T1">陳真 | 2008.08.13 14:02 | </text:span><text:span text:style-name="T2">#</text:span></text:p>
      <text:p text:style-name="P2"><text:span text:style-name="T1">燁煌老兄,我記得你曾出現在這板上,不知如何找到你,故在此留言.</text:span></text:p>
      <text:p text:style-name="P2"><text:span text:style-name="T1">我無意中看到自己的一段留言被你 "收錄" 到你的網站上,如果我沒看錯,我發現我的名字不見了,變成別人的作品. 可否請你刪除或請把我的文章還給我,打上我的名字及原始出處,請別盜用. 網址如下:</text:span></text:p>
      <text:p text:style-name="P2"><text:span text:style-name="T1">http://blog.udn.com/eeeyeahong/523694</text:span></text:p>
      <text:p text:style-name="P2"><text:span text:style-name="T1">我沒查看其它,若有類似情況,還請一併更正.</text:span></text:p>
      <text:p text:style-name="P2"><text:span text:style-name="T1">我二十幾年來寫的文字已大多不可考,殘留手邊的,所剩無幾;有時忘了某些自己寫過的資料,還得自己上網搜尋,幾乎每次都會看到亂七八糟的轉貼轉載或剽竊或甚至拿去投稿或出書.</text:span></text:p>
      <text:p text:style-name="P2"><text:span text:style-name="T1">這些事讓我感覺很痛苦,但卻不知道能怎麼樣保護自己的文字;難道我要聘請一堆律師天天幫我打官司? 也因此,我總是很害怕看到這些事,寧可當駝鳥,盡量不接觸任何會轉載我的文字的地方,或是當我看到這些可怕的事之後就當做沒看見.</text:span></text:p>
      <text:p text:style-name="P2"><text:span text:style-name="T1">我一生沒出過書,除了寫報紙,不曾投稿雜誌或期刊,看到自己的文字或原創性的想法不斷被佔有而不做任何公開的感謝或甚至直接剽竊佔有,心裏真是有說不出的痛苦.</text:span></text:p>
      <text:p text:style-name="P2"><text:span text:style-name="T1">除了報紙上已發表的我無法控制它在網路上出現之外,我已盡量不在網路上寫東西,就連巴勒網的留言板我看我以後也只好被迫少寫,因為連這樣也會被剽竊或掠奪一些純粹屬於我個人的想法而變成別人的想法卻無絲毫感謝或引用.</text:span></text:p>
      <text:p text:style-name="P2"><text:span text:style-name="T1">我沒給大家收錢觀賞就很不錯了,怎麼反而還傷害起我來呢? 為何要掠奪純粹屬於我的東西? 實在太卑鄙. 學姐說,我都不出版不走正規投稿路線,遲早有一天混蛋們會反過來說是我在學習他們的思想或甚至變成是我在抄他們的.</text:span></text:p>
      <text:p text:style-name="P2"><text:span text:style-name="T1">學姐最近應邀當一位校外學生的碩士論文審查委員,沒想到裏面竟然有好幾頁是直接抄學姐的文章,變成是他自己的作品,實在很離譜. 若不是那文章有正式發表,將來豈不是變成是學姐抄那學生的?</text:span></text:p>
      <text:p text:style-name="P2"><text:span text:style-name="T1">這些事太普遍太卑鄙太下流,我真是受夠了.媽的網路這東西真是助長人性的齷齪;誰還敢在網上發表東西?!</text:span></text:p>
      <text:p text:style-name="P1"><text:span text:style-name="T1">采采 | 2008.08.02 15:51 | </text:span><text:span text:style-name="T2">#</text:span></text:p>
      <text:p text:style-name="P3"><text:span text:style-name="T1">好感動台灣有這樣正義的網站替弱者申張正義</text:span><text:span text:style-name="T3"><text:line-break/></text:span><text:span text:style-name="T1">我先生是巴勒斯坦人我去過墾屯區</text:span><text:span text:style-name="T3"><text:line-break/></text:span><text:span text:style-name="T1">很懷念那裏的人他們是單純的鄉下人</text:span><text:span text:style-name="T3"><text:line-break/></text:span><text:span text:style-name="T1">我們不敢說太多負面的批評因為我們怕被監察</text:span><text:span text:style-name="T3"><text:line-break/></text:span><text:span text:style-name="T1">我進墾屯區時海關聴我先生是巴勒斯坦人就查特別嚴</text:span><text:span text:style-name="T3"><text:line-break/></text:span><text:span text:style-name="T1">我跟我先生是分不同海關區進去的從阿曼市飯店出發就分手</text:span><text:span text:style-name="T3"><text:line-break/></text:span><text:span text:style-name="T1">我們大概要到達目的地六小時後才能見到對方</text:span><text:span text:style-name="T3"><text:line-break/></text:span><text:span text:style-name="T1">這等待的時間是害怕和焦慮</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